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K.</meta:initial-creator>
    <meta:creation-date>2016-02-10T16:41:19.3252228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Linux_X86_64 LibreOffice_project/00$Build-2</meta:generator>
  </office:meta>
</office:document-meta>
</file>